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f75" officeooo:paragraph-rsid="001cbf75"/>
    </style:style>
    <style:style style:name="P2" style:family="paragraph" style:parent-style-name="Standard">
      <style:paragraph-properties fo:text-align="start" style:justify-single-word="false"/>
      <style:text-properties officeooo:rsid="001cbf75" officeooo:paragraph-rsid="001cbf75"/>
    </style:style>
    <style:style style:name="T1" style:family="text">
      <style:text-properties officeooo:rsid="001dc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ils informatiques : TP n°1</text:p>
      <text:p text:style-name="P1"/>
      <text:p text:style-name="P2"><text:tab/>La commande « tree » affiche l’arborescence du dossier courant ainsi que des sous dossiers de celui-ci. L’ajout du paramètre « -d » permet de n’afficher que les dossiers et le paramètre « -a » sert à afficher tous les fichiers/dossiers (même ceux cachés).</text:p>
      <text:p text:style-name="P2"/>
      <text:p text:style-name="P2"><text:tab/>La commande « cd » permet de changer de dossier (littéralement « change directory » en anglais). Elle est suivit du chemin du dossier dans lequel nous voulons nous rendre. La commande « pwd » quand à elle affiche le chemin du dossier courant. Les « .. » servent à faire référence au dossier parent du dossier courant.</text:p>
      <text:p text:style-name="P2"/>
      <text:p text:style-name="P2"><text:tab/>La commande « ls » permet de lister le contenu d’un dossier (celui du dossier courant si rien n’est indiqué). Le paramètre « -a » permet de lister tous les dossiers/fichiers (y compris ceux cachés).</text:p>
      <text:p text:style-name="P2"/>
      <text:p text:style-name="P2"><text:tab/>Nous venons de créer 5 * 5 = 25 dossiers nommés suivant les spécifications indiquées dans la commande. Ils nous aurait fallu beaucoup plus de temps pour le faire depuis l’interface graphique <text:s/>(~ 1 minute). Pour supprimer ces dossiers on remplace « mkdir » par « rm -d » dans la commande.</text:p>
      <text:p text:style-name="P2"/>
      <text:p text:style-name="P2"><text:tab/>Il aurait fallu taper la commande « find ~ <text:span text:style-name="T1">a* | grep -v e ».</text:span></text:p>
      <text:p text:style-name="P2"/>
      <text:p text:style-name="P2"><text:tab/><text:span text:style-name="T1">La commande « more » permet d’afficher un gros texte dans la console en l’affichant partie par partie.</text:span></text:p>
      <text:p text:style-name="P2"/>
      <text:p text:style-name="P2"><text:tab/><text:span text:style-name="T1">Non, la casse n’a pas d’importance pour ce qui est des balises. Ce qui est inscrit dans les balises « title » se retrouve dans le nom de l’onglet de la page. La balise « br » permet de faire un retour à la ligne. La balise « &lt; ! … &gt; » permet d’ajouter des commentaires au code source de la page. L’entité html « &amp;copy » permet d’afficher le sigle du copyright. Enlever la fermeture de balises ne change pas l’affichage, à part si cette balises possède un impact sur le-dit affichage. La modification s’étend jusqu’à la fin de la page. La balise « p » correspond au paragraphe. Je constate que le texte s’ajuste automatique à la largeur de l’écran.</text:span></text:p>
      <text:p text:style-name="P2"/>
      <text:p text:style-name="P2"><text:tab/><text:span text:style-name="T1">Par défaut, la largeur du tableau est égale à la largeur du texte qu’il contient. Les cases « th » contiennent les titres des colonnes, elle sont mise en avant par défaut par le navigateur. Cela ne change rien, l’entité html « &amp;nbsp » correspond à un esp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9:32.852626584</meta:creation-date>
    <dc:date>2018-09-28T16:33:34.315246814</dc:date>
    <meta:editing-duration>PT2M51S</meta:editing-duration>
    <meta:editing-cycles>1</meta:editing-cycles>
    <meta:document-statistic meta:table-count="0" meta:image-count="0" meta:object-count="0" meta:page-count="1" meta:paragraph-count="9" meta:word-count="398" meta:character-count="2161" meta:non-whitespace-character-count="1763"/>
    <meta:generator>LibreOffice/6.0.3.2$Linux_X86_64 LibreOffice_project/00m0$Build-2</meta:generator>
  </office:meta>
</office:document-meta>
</file>